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LOAIZA CCARHUACHIN NAYSHA LUCE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774880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LOAIZA CCARHUACHIN NAYSHA LUCER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774880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35 259 9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11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1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0/08/2021</text:p>
          </table:table-cell>
          <table:table-cell table:style-name="Tabla2.A3" office:value-type="string">
            <text:p text:style-name="P16">18940892</text:p>
          </table:table-cell>
          <table:table-cell table:style-name="Tabla2.D3" office:value-type="string">
            <text:p text:style-name="P17">11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9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21:38:4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